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7_2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7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Benjamin De Casseres; Rachel, Miriam, Elias, Rebecca; Louisa De Casseres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A funeral address./</text:p>
      <text:p text:style-name="P3">The utterance of grief, flowing spontaneously, when, but/ nine days ago, I stood beside the coffin of a De Casseres,/ will not resound upon this occasion. <text:s/>Melancholy in-/-deed is the present occurrence, because the departure of those/ with whom we have held a pleasing intercourse is always/ painful. <text:s/>They specially must deem the separation/ lamentable, who were wont to read abiding love in the/ eyes just closed in death. <text:s/>But reason unites now/ with religion, and both appeal soothingly to the bereaved./ <text:s/>For, the latter became not the orphaned children of a/ parent, whose labor was essential to their subsistence./ <text:s/>A sentiment commendable in every man, incited Benjamin/ De Casseres to daily exertions, despite the gentle remon-/-strances of his sons and daughters. <text:s/>But had he chosen/ to enjoy rest, he might have secured it among/ a filially attached offspring. <text:s/>He might have created/ in their midst a noble rivalry, to supply the wants/ and anticipate the desires of their father. <text:s/>My deceased/ friend preferred constant endeavours to inactive ease./</text:p>
      <text:p text:style-name="P3"/>
      <text:p text:style-name="P3">[Page 2]</text:p>
      <text:p text:style-name="P3">But consolatory it must be to know that by/ his demise none has been left without support. <text:s/>Con-/-solatory is the thought, that the father--though not/ old--lived to see his dearest and nearest, outgrow the age/ of parental dependence. <text:s/>But that feeling will surely/ be intensified by the remembrance of duty well performed./ <text:s/>My lamented brother felt that God had laid within his/ reach an inestimable blessing, and so greatly did he/ prize it, that it seemed to afford him delight to speak thereof,/ and with much <text:soft-page-break/>frequency to refer to it. <text:s/>Aye: children/ of the departed! <text:s/>It was on your dutifulness that this/ fortunate father prided himself. <text:s/>And it is the consciousness/ of the same virtue, that should breathe a heavenly comfort/ into your souls. <text:s/>When five years ago, he,--a devoted/ husband--was doomed to consign to the cold grave/ the companion of his youth, he met in each of you al-/-leviation to his sorrow. <text:s/>Alike in your <text:span text:style-name="T2">presence and</text:span><text:span text:style-name="T3"> absence as in/ your </text:span><text:span text:style-name="T2">absence</text:span><text:span text:style-name="T3"> presence he would cite as fillially exemplary his/ Rachel and Miriam, his Elias and Rebecca, all those/ to whom Louisa De Casseres had given birth, that the/ latter days of his existence might be sweetened./</text:span></text:p>
      <text:p text:style-name="P3"><text:span text:style-name="T3"/></text:p>
      <text:p text:style-name="P3"><text:span text:style-name="T3">[Page 3]</text:span></text:p>
      <text:p text:style-name="P3"><text:span text:style-name="T3">Reason therefore counsels you all to forbear wailing. <text:s/>Be-/cause you are free from the </text:span><text:span text:style-name="T2">sing</text:span><text:span text:style-name="T3"> stings of remorse, piercing/ the heart of many an ungrateful child. <text:s/>Also because none/ of you needed any more the direct assistance and attention/ of him that has quitted the earth; and--reflect on this--/ because he has been spared a menacing disease, of a/ nature too shocking to endure, and too fearful to con-/-template./</text:span></text:p>
      <text:p text:style-name="P3"><text:span text:style-name="T3">But religion moreover suasivley addresses you at this </text:span><text:span text:style-name="T2">doleful</text:span><text:span text:style-name="T3"> mournful/ hour. <text:s/>It recalls a life which--if not sinless--high merits/ redeemed from destruction. <text:s/>Religion assuages your pains/ by the assurance that fidelity to those whom we are called/ to serve will be rewarded [Hebrew] "They who/ act with faithfulness are God's pleasure." <text:s/>There is one who will/ ever bear witness to your father's observance to his trust,/ and teach his posterity to respect the memory of Benjamin/ De Casseres. <text:s/>No slight virtue, my friends! in any age, to/ work truthfully, but remarkable, when the pollution of false/ dealing has very nigh become a prevailing of peace./ <text:s/>But as rare as the merit to which I have just alluded, was/ another possessed by my late friend. <text:s/>He loved the worship/ offered to the Lord by the community of his brethren, in simplicity of manners/</text:span></text:p>
      <text:p text:style-name="P3"><text:span text:style-name="T3"/></text:p>
      <text:p text:style-name="P3"><text:span text:style-name="T3">[Page 4]</text:span></text:p>
      <text:p text:style-name="P3"><text:span text:style-name="T3">and he heartily joined therein. <text:s/>To be privileged to raise/ the scroll of the Law in the eyes of the congregation of Jacob,/ be considered an honor. <text:s/>To sing the praises of the Almighty/ in the language of David and Ezra, he esteemed a righteous/ exercise. <text:s/>Advocating, possibly, changes, which, according to/ his judgment, might be permissible, he still upheld the/ ancient ritual, because opposed from principles and from training/ to innovations antagonistic to Judaism. <text:s/>He made common/ cause with his conservative fellow-believers, and sought oppor-/tunities, by which his fondness of practices which time has hallowed,/ might be made obvious. <text:s/>In a word: my friend was a Jew not/ merely by name and the casualty of birth, but by preference and/ affiliation. <text:s/>All this the ancestral religion pictures now to/ your minds, O children of the departed! and its representation/ aims at reaching a twofold object. <text:s/>It holds out the promise/ of a heavenly recompense, that you may be consoled in this/ terrestrial separation [Hebrew] "it will be well unto those/ that fear God," and it invites you to keep alive the name you/ have inherited by improving on rather than degenerating from/ the paternal example. <text:s/>At your hands, relatives of my friend! our/ faith demands adherence to the moral precepts of Sinai, conformity to cere-/-monial statutes of an equally divine origin, and the copying of the social amenities/ </text:span><text:span text:style-name="T2">and</text:span><text:span text:style-name="T3"> the urbanity and kindness by which Benjamin De Casseres was ever distinguished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13:01:49.87</meta:creation-date>
    <meta:document-statistic meta:table-count="0" meta:image-count="0" meta:object-count="0" meta:page-count="3" meta:paragraph-count="70" meta:word-count="1008" meta:character-count="6400"/>
    <dc:date>2012-10-24T13:25:38.48</dc:date>
    <meta:editing-duration>PT8M38S</meta:editing-duration>
    <meta:editing-cycles>1</meta:editing-cycles>
    <meta:generator>OpenOffice.org/3.4.1$Win32 OpenOffice.org_project/341m1$Build-9593</meta:generator>
  </office:meta>
</office:document-meta>
</file>